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F00000016C60415BEE8CAE451.png" manifest:media-type="image/png"/>
  <manifest:file-entry manifest:full-path="Pictures/1000000000000220000000167DE5B8576D15FB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35b27" officeooo:paragraph-rsid="00088e6d"/>
    </style:style>
    <style:style style:name="P2" style:family="paragraph" style:parent-style-name="Text_20_body">
      <style:text-properties officeooo:rsid="00088e6d" officeooo:paragraph-rsid="00088e6d"/>
    </style:style>
    <style:style style:name="P3" style:family="paragraph" style:parent-style-name="Text_20_body">
      <style:text-properties style:text-underline-style="none" officeooo:rsid="00088e6d" officeooo:paragraph-rsid="00088e6d"/>
    </style:style>
    <style:style style:name="P4" style:family="paragraph" style:parent-style-name="Title">
      <style:text-properties officeooo:rsid="00135b27" officeooo:paragraph-rsid="00088e6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479e"/>
    </style:style>
    <style:style style:name="T3" style:family="text">
      <style:text-properties style:text-underline-style="none" officeooo:rsid="0014d6f7"/>
    </style:style>
    <style:style style:name="T4" style:family="text">
      <style:text-properties style:text-underline-style="none" officeooo:rsid="00193ea1"/>
    </style:style>
    <style:style style:name="T5" style:family="text">
      <style:text-properties style:text-underline-style="none" officeooo:rsid="001aa314"/>
    </style:style>
    <style:style style:name="T6" style:family="text">
      <style:text-properties officeooo:rsid="000a0aeb"/>
    </style:style>
    <style:style style:name="T7" style:family="text">
      <style:text-properties officeooo:rsid="000bb5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 final – Documentación</text:p>
      <text:p text:style-name="P1"/>
      <text:p text:style-name="P2">Línea 1: <text:span text:style-name="T2">Se importan los módulos “datetime”, ”date”, “</text:span><text:span text:style-name="T3">time” y “timedelta”, que nos ayudaran para poder medir el tiempo en que los algoritmos ordenan el arreglo que se utilizara para las pruebas.</text:span></text:p>
      <text:p text:style-name="P2"><text:span text:style-name="T3"/></text:p>
      <text:p text:style-name="P1"><draw:frame draw:style-name="fr1" draw:name="Imagen1" text:anchor-type="paragraph" svg:width="14.393cm" svg:height="0.582cm" draw:z-index="0"><draw:image xlink:href="Pictures/1000000000000220000000167DE5B8576D15FBE0.png" xlink:type="simple" xlink:show="embed" xlink:actuate="onLoad" loext:mime-type="image/png"/></draw:frame></text:p>
      <text:p text:style-name="P2">Línea 5: <text:span text:style-name="T6">E</text:span><text:span text:style-name="T4">l m</text:span><text:span text:style-name="T5">é</text:span><text:span text:style-name="T4">todo “NewArray()”.</text:span></text:p>
      <text:p text:style-name="P2"><text:span text:style-name="T4"><text:tab/></text:span><text:span text:style-name="T1">En el método “NewArray()” se guardara un arreglo de 5000 datos, en una variable llamada “array” <text:tab/>que será devuelta fuera del método, y dependiendo el número de la prueba que se esté realizando, <text:tab/>es el arreglo que se tomara, este control se llevara a cabo con la variable “i”, que será mandado al <text:tab/>método como parámetro para poder utilizarse dentro de el. </text:span></text:p>
      <text:p text:style-name="P3"/>
      <text:p text:style-name="P1"><draw:frame draw:style-name="fr1" draw:name="Imagen2" text:anchor-type="paragraph" svg:width="5.9cm" svg:height="0.582cm" draw:z-index="1"><draw:image xlink:href="Pictures/10000000000000DF00000016C60415BEE8CAE451.png" xlink:type="simple" xlink:show="embed" xlink:actuate="onLoad" loext:mime-type="image/png"/></draw:frame></text:p>
      <text:p text:style-name="P1"/>
      <text:p text:style-name="P1"><text:tab/><text:span text:style-name="T7">Dentro de este método están guardados 30 arreglos de longitud 5000, que serán llamados, como se menciono antes, por el número de prueba que se está realizando, y será controlado por la variable “i”, una vez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0:01:17.560140387</meta:creation-date>
    <dc:date>2018-11-29T00:14:14.875418717</dc:date>
    <meta:editing-duration>PT12M57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1" meta:paragraph-count="5" meta:word-count="138" meta:character-count="820" meta:non-whitespace-character-count="679"/>
  </office:meta>
</office:document-meta>
</file>